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29.468cm" fo:min-width="32.139cm"/>
    </style:style>
    <style:style style:name="gr2" style:family="graphic" style:parent-style-name="standard">
      <style:graphic-properties draw:fill-color="#b3cac7" draw:textarea-horizontal-align="justify" draw:textarea-vertical-align="middle" draw:auto-grow-height="false" fo:min-height="12.069cm" fo:min-width="8.39cm"/>
    </style:style>
    <style:style style:name="gr3" style:family="graphic" style:parent-style-name="standard">
      <style:graphic-properties draw:fill-color="#50938a" draw:textarea-horizontal-align="justify" draw:textarea-vertical-align="middle" draw:auto-grow-height="false" fo:min-height="1.909cm" fo:min-width="2.906cm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4.58cm"/>
    </style:style>
    <style:style style:name="gr5" style:family="graphic" style:parent-style-name="standard">
      <style:graphic-properties draw:fill-color="#d4ea6b" draw:textarea-horizontal-align="justify" draw:textarea-vertical-align="middle" draw:auto-grow-height="false" fo:min-height="7.386cm" fo:min-width="4.612cm"/>
    </style:style>
    <style:style style:name="gr6" style:family="graphic" style:parent-style-name="standard">
      <style:graphic-properties draw:fill-color="#a7074b" draw:textarea-horizontal-align="justify" draw:textarea-vertical-align="middle" draw:auto-grow-height="false" fo:min-height="0.258cm" fo:min-width="1.024cm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2.29cm" fo:min-width="4.54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5cm" fo:min-width="0cm"/>
    </style:style>
    <style:style style:name="gr13" style:family="graphic" style:parent-style-name="standard">
      <style:graphic-properties draw:fill-color="#b3cac7" draw:textarea-horizontal-align="justify" draw:textarea-vertical-align="middle" draw:auto-grow-height="false" fo:min-height="10.545cm" fo:min-width="8.39cm"/>
    </style:style>
    <style:style style:name="gr14" style:family="graphic" style:parent-style-name="standard">
      <style:graphic-properties draw:textarea-horizontal-align="justify" draw:textarea-vertical-align="middle" draw:auto-grow-height="false" fo:min-height="3.306cm" fo:min-width="4.5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9cm" fo:min-width="0cm"/>
    </style:style>
    <style:style style:name="gr16" style:family="graphic" style:parent-style-name="standard">
      <style:graphic-properties draw:fill-color="#50938a" draw:textarea-horizontal-align="justify" draw:textarea-vertical-align="middle" draw:auto-grow-height="false" fo:min-height="1.909cm" fo:min-width="2.929cm"/>
    </style:style>
    <style:style style:name="gr17" style:family="graphic" style:parent-style-name="objectwithoutfill">
      <style:graphic-properties draw:marker-end="Arrow" draw:marker-end-width="0.3cm" draw:fill="solid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1.401cm" fo:min-width="2.1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9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2.544cm" fo:min-width="4.83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gr22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draw:textarea-horizontal-align="justify" draw:textarea-vertical-align="middle" draw:auto-grow-height="false" fo:min-height="1.726cm" fo:min-width="1.4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loext:graphic-properties draw:fill-color="#b3cac7"/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50938a"/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-color="#d4ea6b"/>
      <style:paragraph-properties fo:text-align="center"/>
    </style:style>
    <style:style style:name="P7" style:family="paragraph">
      <style:paragraph-properties fo:text-align="center"/>
      <style:text-properties fo:color="#ffffff"/>
    </style:style>
    <style:style style:name="P8" style:family="paragraph">
      <loext:graphic-properties draw:fill-color="#a7074b"/>
      <style:paragraph-properties fo:text-align="center"/>
      <style:text-properties fo:color="#ffffff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text-properties fo:font-size="15pt" style:font-size-asian="15pt" style:font-size-complex="15pt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1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5.40000009536743pt" style:font-size-asian="5.40000009536743pt" style:font-size-complex="5.40000009536743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2.639cm" svg:height="29.718cm" svg:x="-1.032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89cm" svg:height="12.319cm" svg:x="1.889cm" svg:y="3.2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0" draw:id="id10" draw:layer="layout" svg:width="3.406cm" svg:height="2.159cm" svg:x="12.173cm" svg:y="8.811cm">
          <text:p text:style-name="P3"><text:span text:style-name="T1">service-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08cm" svg:height="2.54cm" svg:x="3.54cm" svg:y="5.191cm">
          <text:p text:style-name="P5"/>
          <draw:enhanced-geometry svg:viewBox="0 0 21600 21600" draw:type="rectangle" draw:enhanced-path="M 0 0 L 21600 0 21600 21600 0 21600 0 0 Z N"/>
        </draw:custom-shape>
        <draw:custom-shape draw:style-name="gr5" draw:text-style-name="P6" xml:id="id9" draw:id="id9" draw:layer="layout" svg:width="5.112cm" svg:height="7.636cm" svg:x="21.828cm" svg:y="12.43cm">
          <text:p text:style-name="P5"><text:span text:style-name="T2">Rules:</text:span><text:span text:style-name="T3"><text:line-break/></text:span><text:span text:style-name="T4">host-Axyz → service-A</text:span></text:p>
          <text:p text:style-name="P5"><text:span text:style-name="T4">host-B123 → service-B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1" draw:id="id1" draw:layer="layout" svg:width="1.524cm" svg:height="0.508cm" svg:x="6.842cm" svg:y="5.953cm">
          <text:p text:style-name="P7"><text:span text:style-name="T4">C.1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2" draw:id="id2" draw:layer="layout" svg:width="1.524cm" svg:height="0.508cm" svg:x="6.842cm" svg:y="6.969cm">
          <text:p text:style-name="P7"><text:span text:style-name="T4">C.2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line-skew="-0.769cm" svg:x1="6.842cm" svg:y1="6.207cm" svg:x2="6.842cm" svg:y2="7.223cm" draw:start-shape="id1" draw:start-glue-point="3" draw:end-shape="id2" draw:end-glue-point="3" svg:d="M6842 6207h-1270v1016h1270" svg:viewBox="0 0 1271 1017">
          <text:p/>
        </draw:connector>
        <draw:frame draw:style-name="gr8" draw:text-style-name="P10" draw:layer="layout" svg:width="1.397cm" svg:height="0.683cm" svg:x="4.429cm" svg:y="6.502cm">
          <draw:text-box>
            <text:p><text:span text:style-name="T5">localhost</text:span></text:p>
          </draw:text-box>
        </draw:frame>
        <draw:frame draw:style-name="gr9" draw:text-style-name="P11" draw:layer="layout" svg:width="2.178cm" svg:height="0.763cm" svg:x="3.521cm" svg:y="5.317cm">
          <draw:text-box>
            <text:p><text:span text:style-name="T6">Pod-X-1</text:span></text:p>
          </draw:text-box>
        </draw:frame>
        <draw:custom-shape draw:style-name="gr10" draw:text-style-name="P5" xml:id="id17" draw:id="id17" draw:layer="layout" svg:width="5.046cm" svg:height="2.54cm" svg:x="3.489cm" svg:y="8.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xml:id="id3" draw:id="id3" draw:layer="layout" svg:width="1.524cm" svg:height="0.508cm" svg:x="6.861cm" svg:y="9.382cm">
          <text:p text:style-name="P7"><text:span text:style-name="T4">C.1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4" draw:id="id4" draw:layer="layout" svg:width="1.524cm" svg:height="0.508cm" svg:x="6.861cm" svg:y="10.398cm">
          <text:p text:style-name="P7"><text:span text:style-name="T4">C.2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line-skew="-0.769cm" svg:x1="6.861cm" svg:y1="9.636cm" svg:x2="6.861cm" svg:y2="10.652cm" draw:start-shape="id3" draw:start-glue-point="3" draw:end-shape="id4" draw:end-glue-point="3" svg:d="M6861 9636h-1270v1016h1270" svg:viewBox="0 0 1271 1017">
          <text:p/>
        </draw:connector>
        <draw:frame draw:style-name="gr8" draw:text-style-name="P10" draw:layer="layout" svg:width="1.397cm" svg:height="0.683cm" svg:x="4.448cm" svg:y="9.931cm">
          <draw:text-box>
            <text:p><text:span text:style-name="T5">localhost</text:span></text:p>
          </draw:text-box>
        </draw:frame>
        <draw:frame draw:style-name="gr9" draw:text-style-name="P12" draw:layer="layout" svg:width="2.178cm" svg:height="0.763cm" svg:x="3.54cm" svg:y="8.746cm">
          <draw:text-box>
            <text:p><text:span text:style-name="T6">Pod</text:span><text:span text:style-name="T6">-X-</text:span><text:span text:style-name="T6">1</text:span></text:p>
          </draw:text-box>
        </draw:frame>
        <draw:custom-shape draw:style-name="gr4" draw:text-style-name="P5" xml:id="id16" draw:id="id16" draw:layer="layout" svg:width="5.08cm" svg:height="2.54cm" svg:x="3.54cm" svg:y="12.0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xml:id="id5" draw:id="id5" draw:layer="layout" svg:width="1.524cm" svg:height="0.508cm" svg:x="6.842cm" svg:y="12.811cm">
          <text:p text:style-name="P7"><text:span text:style-name="T4">C.1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6" draw:id="id6" draw:layer="layout" svg:width="1.524cm" svg:height="0.508cm" svg:x="6.842cm" svg:y="13.827cm">
          <text:p text:style-name="P7"><text:span text:style-name="T4">C.2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line-skew="-0.769cm" svg:x1="6.842cm" svg:y1="13.065cm" svg:x2="6.842cm" svg:y2="14.081cm" draw:start-shape="id5" draw:start-glue-point="3" draw:end-shape="id6" draw:end-glue-point="3" svg:d="M6842 13065h-1270v1016h1270" svg:viewBox="0 0 1271 1017">
          <text:p/>
        </draw:connector>
        <draw:frame draw:style-name="gr8" draw:text-style-name="P10" draw:layer="layout" svg:width="1.397cm" svg:height="0.683cm" svg:x="4.429cm" svg:y="13.36cm">
          <draw:text-box>
            <text:p><text:span text:style-name="T5">localhost</text:span></text:p>
          </draw:text-box>
        </draw:frame>
        <draw:frame draw:style-name="gr9" draw:text-style-name="P12" draw:layer="layout" svg:width="2.178cm" svg:height="0.763cm" svg:x="3.521cm" svg:y="12.175cm">
          <draw:text-box>
            <text:p><text:span text:style-name="T6">Pod-X-1</text:span></text:p>
          </draw:text-box>
        </draw:frame>
        <draw:frame draw:style-name="gr11" draw:text-style-name="P11" draw:layer="layout" svg:width="4.803cm" svg:height="0.962cm" svg:x="1.889cm" svg:y="3.34cm">
          <draw:text-box>
            <text:p text:style-name="P13"><text:span text:style-name="T1">De</text:span><text:span text:style-name="T1">pl</text:span><text:span text:style-name="T1">oy</text:span><text:span text:style-name="T1">m</text:span><text:span text:style-name="T1">en</text:span><text:span text:style-name="T1">t-</text:span><text:span text:style-name="T1">A</text:span></text:p>
          </draw:text-box>
        </draw:frame>
        <draw:frame draw:style-name="gr12" draw:text-style-name="P14" draw:layer="layout" svg:width="2.921cm" svg:height="1.165cm" svg:x="18.018cm" svg:y="11.773cm">
          <draw:text-box>
            <text:p text:style-name="P5"><text:span text:style-name="T7">cluster</text:span><text:span text:style-name="T7">-ip</text:span></text:p>
          </draw:text-box>
        </draw:frame>
        <draw:custom-shape draw:style-name="gr13" draw:text-style-name="P2" draw:layer="layout" svg:width="8.89cm" svg:height="10.795cm" svg:x="1.889cm" svg:y="16.62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xml:id="id18" draw:id="id18" draw:layer="layout" svg:width="5.08cm" svg:height="3.556cm" svg:x="3.54cm" svg:y="18.5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xml:id="id7" draw:id="id7" draw:layer="layout" svg:width="1.524cm" svg:height="0.508cm" svg:x="6.842cm" svg:y="19.288cm">
          <text:p text:style-name="P7"><text:span text:style-name="T4">C.1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8" draw:id="id8" draw:layer="layout" svg:width="1.524cm" svg:height="0.508cm" svg:x="6.842cm" svg:y="20.304cm">
          <text:p text:style-name="P7"><text:span text:style-name="T4">C.2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line-skew="-0.769cm" svg:x1="6.842cm" svg:y1="19.542cm" svg:x2="6.842cm" svg:y2="20.558cm" draw:start-shape="id7" draw:start-glue-point="3" draw:end-shape="id8" draw:end-glue-point="3" svg:d="M6842 19542h-1270v1016h1270" svg:viewBox="0 0 1271 1017">
          <text:p/>
        </draw:connector>
        <draw:frame draw:style-name="gr15" draw:text-style-name="P10" draw:layer="layout" svg:width="1.397cm" svg:height="0.467cm" svg:x="4.302cm" svg:y="20.304cm">
          <draw:text-box>
            <text:p><text:span text:style-name="T5">localhost</text:span></text:p>
          </draw:text-box>
        </draw:frame>
        <draw:frame draw:style-name="gr9" draw:text-style-name="P12" draw:layer="layout" svg:width="2.178cm" svg:height="0.763cm" svg:x="3.521cm" svg:y="18.652cm">
          <draw:text-box>
            <text:p><text:span text:style-name="T6">Pod-B-1</text:span></text:p>
          </draw:text-box>
        </draw:frame>
        <draw:frame draw:style-name="gr11" draw:text-style-name="P11" draw:layer="layout" svg:width="4.803cm" svg:height="0.962cm" svg:x="1.889cm" svg:y="16.675cm">
          <draw:text-box>
            <text:p text:style-name="P13"><text:span text:style-name="T1">Deploy</text:span><text:span text:style-name="T1">ment-</text:span><text:span text:style-name="T1">B</text:span></text:p>
          </draw:text-box>
        </draw:frame>
        <draw:custom-shape draw:style-name="gr16" draw:text-style-name="P4" xml:id="id11" draw:id="id11" draw:layer="layout" svg:width="3.429cm" svg:height="2.159cm" svg:x="12.303cm" svg:y="22.209cm">
          <text:p text:style-name="P3"><text:span text:style-name="T1">service-B</text:span></text:p>
          <draw:enhanced-geometry svg:viewBox="0 0 21600 21600" draw:type="rectangle" draw:enhanced-path="M 0 0 L 21600 0 21600 21600 0 21600 0 0 Z N"/>
        </draw:custom-shape>
        <draw:connector draw:style-name="gr17" draw:text-style-name="P9" draw:layer="layout" draw:type="lines" draw:line-skew="-2.42cm 1.151cm" svg:x1="21.828cm" svg:y1="16.248cm" svg:x2="15.579cm" svg:y2="9.89cm" draw:start-shape="id9" draw:start-glue-point="3" draw:end-shape="id10" draw:end-glue-point="1" svg:d="M21828 16248h-2921l-1676-6358h-1652" svg:viewBox="0 0 6250 6359">
          <text:p/>
        </draw:connector>
        <draw:connector draw:style-name="gr17" draw:text-style-name="P9" draw:layer="layout" draw:type="lines" draw:line-skew="-1.912cm 1.151cm" svg:x1="21.828cm" svg:y1="16.248cm" svg:x2="15.732cm" svg:y2="23.288cm" draw:start-shape="id9" draw:start-glue-point="3" draw:end-shape="id11" draw:end-glue-point="1" svg:d="M21828 16248h-2413l-2032 7040h-1651" svg:viewBox="0 0 6097 7041">
          <text:p/>
        </draw:connector>
        <draw:custom-shape draw:style-name="gr6" draw:text-style-name="P8" xml:id="id12" draw:id="id12" draw:layer="layout" svg:width="1.524cm" svg:height="0.508cm" svg:x="6.842cm" svg:y="21.32cm">
          <text:p text:style-name="P7"><text:span text:style-name="T4">C.3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line-skew="-0.769cm" svg:x1="6.842cm" svg:y1="19.542cm" svg:x2="6.842cm" svg:y2="21.574cm" draw:start-shape="id7" draw:start-glue-point="3" draw:end-shape="id12" draw:end-glue-point="3" svg:d="M6842 19542h-1270v2032h1270" svg:viewBox="0 0 1271 2033">
          <text:p/>
        </draw:connector>
        <draw:custom-shape draw:style-name="gr14" draw:text-style-name="P5" xml:id="id19" draw:id="id19" draw:layer="layout" svg:width="5.08cm" svg:height="3.556cm" svg:x="3.559cm" svg:y="23.0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xml:id="id13" draw:id="id13" draw:layer="layout" svg:width="1.524cm" svg:height="0.508cm" svg:x="6.861cm" svg:y="23.86cm">
          <text:p text:style-name="P7"><text:span text:style-name="T4">C.1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14" draw:id="id14" draw:layer="layout" svg:width="1.524cm" svg:height="0.508cm" svg:x="6.861cm" svg:y="24.876cm">
          <text:p text:style-name="P7"><text:span text:style-name="T4">C.2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line-skew="-0.769cm" svg:x1="6.861cm" svg:y1="24.114cm" svg:x2="6.861cm" svg:y2="25.13cm" draw:start-shape="id13" draw:start-glue-point="3" draw:end-shape="id14" draw:end-glue-point="3" svg:d="M6861 24114h-1270v1016h1270" svg:viewBox="0 0 1271 1017">
          <text:p/>
        </draw:connector>
        <draw:frame draw:style-name="gr15" draw:text-style-name="P10" draw:layer="layout" svg:width="1.397cm" svg:height="0.467cm" svg:x="4.321cm" svg:y="24.876cm">
          <draw:text-box>
            <text:p><text:span text:style-name="T5">localhost</text:span></text:p>
          </draw:text-box>
        </draw:frame>
        <draw:frame draw:style-name="gr9" draw:text-style-name="P12" draw:layer="layout" svg:width="2.178cm" svg:height="0.763cm" svg:x="3.54cm" svg:y="23.224cm">
          <draw:text-box>
            <text:p><text:span text:style-name="T6">Pod-B-2</text:span></text:p>
          </draw:text-box>
        </draw:frame>
        <draw:custom-shape draw:style-name="gr6" draw:text-style-name="P8" xml:id="id15" draw:id="id15" draw:layer="layout" svg:width="1.524cm" svg:height="0.508cm" svg:x="6.861cm" svg:y="25.892cm">
          <text:p text:style-name="P7"><text:span text:style-name="T4">C.3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line-skew="-0.769cm" svg:x1="6.861cm" svg:y1="24.114cm" svg:x2="6.861cm" svg:y2="26.146cm" draw:start-shape="id13" draw:start-glue-point="3" draw:end-shape="id15" draw:end-glue-point="3" svg:d="M6861 24114h-1270v2032h1270" svg:viewBox="0 0 1271 2033">
          <text:p/>
        </draw:connector>
        <draw:connector draw:style-name="gr17" draw:text-style-name="P9" draw:layer="layout" draw:line-skew="1.143cm" svg:x1="12.173cm" svg:y1="9.89cm" svg:x2="8.366cm" svg:y2="6.207cm" draw:start-shape="id10" draw:start-glue-point="3" draw:end-shape="id1" draw:end-glue-point="1" svg:d="M12173 9890h-760v-3683h-3047" svg:viewBox="0 0 3808 3684">
          <text:p/>
        </draw:connector>
        <draw:connector draw:style-name="gr17" draw:text-style-name="P9" draw:layer="layout" draw:line-skew="1.017cm" svg:x1="12.173cm" svg:y1="9.89cm" svg:x2="8.62cm" svg:y2="13.319cm" draw:start-shape="id10" draw:start-glue-point="3" draw:end-shape="id16" draw:end-glue-point="1" svg:d="M12173 9890h-759v3429h-2794" svg:viewBox="0 0 3554 3430">
          <text:p/>
        </draw:connector>
        <draw:connector draw:style-name="gr17" draw:text-style-name="P9" draw:layer="layout" draw:type="line" svg:x1="12.173cm" svg:y1="9.89cm" svg:x2="8.535cm" svg:y2="9.89cm" draw:start-shape="id10" draw:start-glue-point="3" draw:end-shape="id17" draw:end-glue-point="1" svg:d="M12173 9890h-3638" svg:viewBox="0 0 3639 1">
          <text:p/>
        </draw:connector>
        <draw:frame draw:style-name="gr12" draw:text-style-name="P14" draw:layer="layout" svg:width="2.921cm" svg:height="1.165cm" svg:x="18.399cm" svg:y="20.59cm">
          <draw:text-box>
            <text:p text:style-name="P5"><text:span text:style-name="T7">cluster-ip</text:span></text:p>
          </draw:text-box>
        </draw:frame>
        <draw:connector draw:style-name="gr17" draw:text-style-name="P9" draw:layer="layout" draw:line-skew="1.08cm" svg:x1="12.303cm" svg:y1="23.288cm" svg:x2="8.62cm" svg:y2="20.304cm" draw:start-shape="id11" draw:start-glue-point="3" draw:end-shape="id18" draw:end-glue-point="1" svg:d="M12303 23288h-762v-2984h-2921" svg:viewBox="0 0 3684 2985">
          <text:p/>
        </draw:connector>
        <draw:connector draw:style-name="gr17" draw:text-style-name="P9" draw:layer="layout" draw:line-skew="1.07cm" svg:x1="12.303cm" svg:y1="23.288cm" svg:x2="8.639cm" svg:y2="24.876cm" draw:start-shape="id11" draw:start-glue-point="3" draw:end-shape="id19" draw:end-glue-point="1" svg:d="M12303 23288h-762v1588h-2902" svg:viewBox="0 0 3665 1589">
          <text:p/>
        </draw:connector>
        <draw:custom-shape draw:style-name="gr18" draw:text-style-name="P5" xml:id="id20" draw:id="id20" draw:layer="layout" svg:width="2.667cm" svg:height="1.651cm" svg:x="29.829cm" svg:y="7.731cm">
          <text:p text:style-name="P5">Node-IP</text:p>
          <draw:enhanced-geometry svg:viewBox="0 0 21600 21600" draw:type="rectangle" draw:enhanced-path="M 0 0 L 21600 0 21600 21600 0 21600 0 0 Z N"/>
        </draw:custom-shape>
        <draw:custom-shape draw:style-name="gr18" draw:text-style-name="P5" xml:id="id21" draw:id="id21" draw:layer="layout" svg:width="2.667cm" svg:height="1.651cm" svg:x="29.829cm" svg:y="23.225cm">
          <text:p text:style-name="P5">Node-IP</text:p>
          <draw:enhanced-geometry svg:viewBox="0 0 21600 21600" draw:type="rectangle" draw:enhanced-path="M 0 0 L 21600 0 21600 21600 0 21600 0 0 Z N"/>
        </draw:custom-shape>
        <draw:custom-shape draw:style-name="gr18" draw:text-style-name="P5" xml:id="id22" draw:id="id22" draw:layer="layout" svg:width="2.667cm" svg:height="1.651cm" svg:x="29.956cm" svg:y="15.423cm">
          <text:p text:style-name="P5">Node-IP</text:p>
          <draw:enhanced-geometry svg:viewBox="0 0 21600 21600" draw:type="rectangle" draw:enhanced-path="M 0 0 L 21600 0 21600 21600 0 21600 0 0 Z N"/>
        </draw:custom-shape>
        <draw:connector draw:style-name="gr17" draw:text-style-name="P9" draw:layer="layout" draw:type="lines" draw:line-skew="0cm 0.737cm" svg:x1="29.829cm" svg:y1="8.556cm" svg:x2="26.94cm" svg:y2="16.248cm" draw:start-shape="id20" draw:start-glue-point="3" draw:end-shape="id9" draw:end-glue-point="1" svg:d="M29829 8556h-502l-1149 7692h-1238" svg:viewBox="0 0 2890 7693">
          <text:p/>
        </draw:connector>
        <draw:connector draw:style-name="gr17" draw:text-style-name="P9" draw:layer="layout" draw:type="lines" draw:line-skew="0cm 1.245cm" svg:x1="29.829cm" svg:y1="24.05cm" svg:x2="26.94cm" svg:y2="16.248cm" draw:start-shape="id21" draw:start-glue-point="3" draw:end-shape="id9" draw:end-glue-point="1" svg:d="M29829 24050h-502l-641-7802h-1746" svg:viewBox="0 0 2890 7803">
          <text:p/>
        </draw:connector>
        <draw:connector draw:style-name="gr17" draw:text-style-name="P9" draw:layer="layout" draw:type="line" svg:x1="29.956cm" svg:y1="16.248cm" svg:x2="26.94cm" svg:y2="16.248cm" draw:start-shape="id22" draw:start-glue-point="3" draw:end-shape="id9" draw:end-glue-point="1" svg:d="M29956 16248h-3016" svg:viewBox="0 0 3017 1">
          <text:p/>
        </draw:connector>
        <draw:frame draw:style-name="gr19" draw:text-style-name="P11" draw:layer="layout" svg:width="3.81cm" svg:height="1.449cm" svg:x="21.828cm" svg:y="12.505cm">
          <draw:text-box>
            <text:p text:style-name="P13"><text:span text:style-name="T8">Ingre</text:span><text:span text:style-name="T8">ss</text:span></text:p>
          </draw:text-box>
        </draw:frame>
        <draw:custom-shape draw:style-name="gr20" draw:text-style-name="P5" xml:id="id23" draw:id="id23" draw:layer="layout" svg:width="5.334cm" svg:height="2.794cm" svg:x="39.862cm" svg:y="14.851cm">
          <text:p text:style-name="P5">External<text:line-break/>Load-Balancer</text:p>
          <draw:enhanced-geometry svg:viewBox="0 0 21600 21600" draw:type="rectangle" draw:enhanced-path="M 0 0 L 21600 0 21600 21600 0 21600 0 0 Z N"/>
        </draw:custom-shape>
        <draw:connector draw:style-name="gr17" draw:text-style-name="P9" draw:layer="layout" draw:type="lines" draw:line-skew="0cm 2.294cm" svg:x1="39.862cm" svg:y1="16.248cm" svg:x2="32.496cm" svg:y2="8.556cm" draw:start-shape="id23" draw:start-glue-point="3" draw:end-shape="id20" draw:end-glue-point="1" svg:d="M39862 16248h-501l-4071-7692h-2794" svg:viewBox="0 0 7367 7693">
          <text:p/>
        </draw:connector>
        <draw:connector draw:style-name="gr17" draw:text-style-name="P9" draw:layer="layout" draw:type="lines" draw:line-skew="0cm 2.929cm" svg:x1="39.862cm" svg:y1="16.248cm" svg:x2="32.496cm" svg:y2="24.05cm" draw:start-shape="id23" draw:start-glue-point="3" draw:end-shape="id21" draw:end-glue-point="1" svg:d="M39862 16248h-501l-3436 7802h-3429" svg:viewBox="0 0 7367 7803">
          <text:p/>
        </draw:connector>
        <draw:connector draw:style-name="gr17" draw:text-style-name="P9" draw:layer="layout" draw:type="line" svg:x1="39.862cm" svg:y1="16.248cm" svg:x2="32.623cm" svg:y2="16.248cm" draw:start-shape="id23" draw:start-glue-point="3" draw:end-shape="id22" draw:end-glue-point="1" svg:d="M39862 16248h-7239" svg:viewBox="0 0 7240 1">
          <text:p/>
        </draw:connector>
        <draw:frame draw:style-name="gr21" draw:text-style-name="P15" draw:layer="layout" svg:width="8.592cm" svg:height="1.195cm" svg:x="22.59cm" svg:y="1.381cm">
          <draw:text-box>
            <text:p text:style-name="P13"><text:span text:style-name="T8">Kubernetes </text:span><text:span text:style-name="T8">Cluster</text:span></text:p>
          </draw:text-box>
        </draw:frame>
        <draw:connector draw:style-name="gr22" draw:text-style-name="P9" draw:layer="layout" draw:line-skew="-2.674cm 4.707cm" svg:x1="3.54cm" svg:y1="13.319cm" svg:x2="14.017cm" svg:y2="24.368cm" draw:start-shape="id16" draw:start-glue-point="3" draw:end-shape="id11" draw:end-glue-point="2" svg:d="M3540 13319h-3175v16256h13652v-5207" svg:viewBox="0 0 13653 16257">
          <text:p/>
        </draw:connector>
        <draw:frame draw:style-name="gr11" draw:text-style-name="P12" draw:layer="layout" svg:width="2.966cm" svg:height="0.962cm" svg:x="5.572cm" svg:y="28.559cm">
          <draw:text-box>
            <text:p>core-dns</text:p>
          </draw:text-box>
        </draw:frame>
        <draw:custom-shape draw:style-name="gr23" draw:text-style-name="P5" xml:id="id24" draw:id="id24" draw:layer="layout" svg:width="2.794cm" svg:height="2.794cm" svg:x="45.069cm" svg:y="21.59cm">
          <text:p text:style-name="P5">Traff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9" draw:layer="layout" svg:x1="46.466cm" svg:y1="21.59cm" svg:x2="45.196cm" svg:y2="16.248cm" draw:start-shape="id24" draw:start-glue-point="4" draw:end-shape="id23" draw:end-glue-point="1" svg:d="M46466 21590v-5342h-1270" svg:viewBox="0 0 1271 5343">
          <text:p/>
        </draw:connector>
        <draw:frame draw:style-name="gr24" draw:text-style-name="P12" draw:layer="layout" svg:width="2.682cm" svg:height="0.962cm" svg:x="28.686cm" svg:y="11.922cm">
          <draw:text-box>
            <text:p>iptables</text:p>
          </draw:text-box>
        </draw:frame>
        <draw:frame draw:style-name="gr11" draw:text-style-name="P12" draw:layer="layout" svg:width="2.682cm" svg:height="0.962cm" svg:x="29.052cm" svg:y="19.85cm">
          <draw:text-box>
            <text:p>iptables</text:p>
          </draw:text-box>
        </draw:frame>
        <draw:frame draw:style-name="gr11" draw:text-style-name="P12" draw:layer="layout" svg:width="2.585cm" svg:height="0.962cm" svg:x="46.675cm" svg:y="18.707cm">
          <draw:text-box>
            <text:p>HTTP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8T22:38:56.241572859</meta:creation-date>
    <dc:date>2020-04-18T23:42:38.825253124</dc:date>
    <meta:editing-duration>PT4S</meta:editing-duration>
    <meta:editing-cycles>1</meta:editing-cycles>
    <meta:document-statistic meta:object-count="70"/>
    <meta:generator>LibreOffice/6.3.2.2$Linux_X86_64 LibreOffice_project/30$Build-2</meta:generator>
  </office:meta>
</office:document-meta>
</file>